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2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curity Deep Dive   (60-12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2 formalises the security practices scattered throughout the course into a coherent</text:span></text:p>
              <text:p><text:span text:style-name="s6">hardening checklist. The key mental model: defence in depth. No single control is sufficient.</text:span></text:p>
              <text:p><text:span text:style-name="s6">Rootless + non-root + dropped capabilities + read-only FS + SELinux + digest pinning = an auditable</text:span></text:p>
              <text:p><text:span text:style-name="s6">security postur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Baseline Hardening Checklis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Run rootless (host protection against breakout)</text:span></text:p>
            <text:p><text:span text:style-name="s4">Run as non-root inside container (in-container least privilege)</text:span></text:p>
            <text:p><text:span text:style-name="s4">Drop capabilities: --cap-drop=ALL, add back only what is needed</text:span></text:p>
            <text:p><text:span text:style-name="s4">Read-only root FS: --read-only + --tmpfs for writable scratch</text:span></text:p>
            <text:p><text:span text:style-name="s5">--security-opt no-new-privileges</text:span></text:p>
            <text:p><text:span text:style-name="s4">Limit resources: --memory 256m --pids-limit 200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Walk through each control and ask what does this protect against: Rootless -&gt; host breakout. Non-</text:span></text:p>
              <text:p><text:span text:style-name="s6">root-in-container -&gt; in-container privilege escalation. Dropped capabilities -&gt; kernel exploit</text:span></text:p>
              <text:p><text:span text:style-name="s6">needing a specific cap. Read-only FS -&gt; malware writing persistence files. no-new-privileges -&gt;</text:span></text:p>
              <text:p><text:span text:style-name="s6">setuid binaries inside the container cannot gain privileges. Resource limits -&gt; denial of service</text:span></text:p>
              <text:p><text:span text:style-name="s6">from runaway processes. Collectively these make a container posture that is verifiable and</text:span></text:p>
              <text:p><text:span text:style-name="s6">auditable. Avoid --privileged as a debug shortcut — it grants all capabiliti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2: Read-Only + Dropped Cap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run --rm --cap-drop=ALL alpine id</text:span></text:p>
            <text:p><text:span text:style-name="s5">podman run --rm --read-only --tmpfs /var/cache/nginx --tmpfs /var/run \</text:span></text:p>
            <text:p><text:span text:style-name="s5">         --cap-drop=ALL --security-opt no-new-privileges nginx:stable</text:span></text:p>
            <text:p><text:span text:style-name="s4">If it fails: read error -&gt; identify write path -&gt; add targeted tmpfs</text:span></text:p>
            <text:p><text:span text:style-name="s4">Goal: nginx runs successfully with all restrictions applie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is lab deliberately fails first so students learn to read errors as a map of required permissions.</text:span></text:p>
              <text:p><text:span text:style-name="s6">nginx needs to write to /var/cache/nginx (temp files) and /var/run (PID file). Each time it fails,</text:span></text:p>
              <text:p><text:span text:style-name="s6">add the minimum required tmpfs and retry. Goal: understand why each restriction fails and add back</text:span></text:p>
              <text:p><text:span text:style-name="s6">only the minimum required exception. Image trust: pin by digest, use minimal base images (alpine</text:span></text:p>
              <text:p><text:span text:style-name="s6">variants), track upstream CVEs with tools like trivy or grype. Supply chain: prefer official images;</text:span></text:p>
              <text:p><text:span text:style-name="s6">avoid curl-piped-to-bash installer scrip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